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vi" fo:country="VN" fo:font-weight="bold" officeooo:rsid="0019f73b" officeooo:paragraph-rsid="0019f73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vi" fo:country="VN" fo:font-weight="bold" officeooo:rsid="0033a68a" officeooo:paragraph-rsid="0033a68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vi" fo:country="VN" fo:font-weight="bold" officeooo:rsid="00356cd6" officeooo:paragraph-rsid="00356c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vi" fo:country="VN" fo:font-weight="bold" officeooo:rsid="00385835" officeooo:paragraph-rsid="003858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vi" fo:country="VN" fo:font-weight="bold" officeooo:rsid="003a3371" officeooo:paragraph-rsid="003a33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vi" fo:country="VN" fo:font-weight="bold" officeooo:rsid="003acffe" officeooo:paragraph-rsid="003acff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vi" fo:country="VN" fo:font-weight="normal" officeooo:rsid="0019f73b" officeooo:paragraph-rsid="0019f73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vi" fo:country="VN" fo:font-weight="normal" officeooo:rsid="001a43f7" officeooo:paragraph-rsid="001a43f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vi" fo:country="VN" fo:font-weight="normal" officeooo:rsid="001a43f7" officeooo:paragraph-rsid="002550e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vi" fo:country="VN" fo:font-weight="normal" officeooo:rsid="001a43f7" officeooo:paragraph-rsid="002d26c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vi" fo:country="VN" fo:font-weight="normal" officeooo:rsid="00211034" officeooo:paragraph-rsid="0021103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vi" fo:country="VN" fo:font-weight="normal" officeooo:rsid="002715a6" officeooo:paragraph-rsid="002715a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vi" fo:country="VN" fo:font-weight="normal" officeooo:rsid="002ae4f5" officeooo:paragraph-rsid="002ae4f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vi" fo:country="VN" fo:font-weight="normal" officeooo:rsid="002d26cc" officeooo:paragraph-rsid="002d26c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vi" fo:country="VN" fo:font-weight="normal" officeooo:rsid="0036c5e9" officeooo:paragraph-rsid="0036c5e9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language="vi" fo:country="VN" fo:font-weight="normal" officeooo:rsid="002ae4f5" officeooo:paragraph-rsid="002c855c" style:font-weight-asian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language="vi" fo:country="VN" fo:font-weight="normal" officeooo:rsid="0036c5e9" officeooo:paragraph-rsid="0036c5e9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language="vi" fo:country="VN" fo:font-weight="bold" officeooo:rsid="0033a68a" officeooo:paragraph-rsid="0033a68a" style:font-weight-asian="bold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language="vi" fo:country="VN" fo:font-weight="bold" officeooo:rsid="00385835" officeooo:paragraph-rsid="00385835" style:font-weight-asian="bold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language="vi" fo:country="VN" fo:font-weight="bold" officeooo:rsid="003a3371" officeooo:paragraph-rsid="003a3371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vi" fo:country="VN" fo:font-weight="bold" officeooo:rsid="001284b3" officeooo:paragraph-rsid="001284b3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vi" fo:country="VN" fo:font-weight="bold" officeooo:rsid="0042084d" officeooo:paragraph-rsid="0042084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vi" fo:country="VN" fo:font-weight="bold" officeooo:rsid="003a3371" officeooo:paragraph-rsid="003a3371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vi" fo:country="VN" fo:font-weight="bold" officeooo:rsid="0043f747" officeooo:paragraph-rsid="0043f74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vi" fo:country="VN" fo:font-weight="bold" officeooo:rsid="0055348e" officeooo:paragraph-rsid="0055348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vi" fo:country="VN" fo:font-weight="bold" officeooo:rsid="00619b13" officeooo:paragraph-rsid="00619b1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vi" fo:country="VN" fo:font-weight="normal" officeooo:rsid="0046bf0d" officeooo:paragraph-rsid="0046bf0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vi" fo:country="VN" fo:font-weight="normal" officeooo:rsid="004a8da7" officeooo:paragraph-rsid="004a8da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vi" fo:country="VN" fo:font-weight="normal" officeooo:rsid="004bff44" officeooo:paragraph-rsid="004bff4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vi" fo:country="VN" fo:font-weight="normal" officeooo:rsid="004c9715" officeooo:paragraph-rsid="004c971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vi" fo:country="VN" fo:font-weight="normal" officeooo:rsid="004db410" officeooo:paragraph-rsid="004db41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vi" fo:country="VN" fo:font-weight="normal" officeooo:rsid="0051a36e" officeooo:paragraph-rsid="0051a36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vi" fo:country="VN" fo:font-weight="normal" officeooo:rsid="0051a36e" officeooo:paragraph-rsid="0059660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vi" fo:country="VN" fo:font-weight="normal" officeooo:rsid="00520f67" officeooo:paragraph-rsid="00520f6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vi" fo:country="VN" fo:font-weight="normal" officeooo:rsid="0055348e" officeooo:paragraph-rsid="0055348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vi" fo:country="VN" fo:font-weight="normal" officeooo:rsid="0058d63c" officeooo:paragraph-rsid="0058d63c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vi" fo:country="VN" fo:font-weight="normal" officeooo:rsid="0036c5e9" officeooo:paragraph-rsid="0036c5e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vi" fo:country="VN" fo:font-weight="normal" officeooo:rsid="006290ab" officeooo:paragraph-rsid="006290a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vi" fo:country="VN" fo:font-weight="normal" officeooo:rsid="004bff44" officeooo:paragraph-rsid="0059660b" fo:background-color="#eeeee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vi" fo:country="VN" fo:font-weight="normal" officeooo:rsid="004c9715" officeooo:paragraph-rsid="0059660b" fo:background-color="#eeeee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vi" fo:country="VN" fo:font-weight="normal" officeooo:rsid="004db410" officeooo:paragraph-rsid="0059660b" fo:background-color="#eeeee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vi" fo:country="VN" fo:font-weight="normal" officeooo:rsid="0051a36e" officeooo:paragraph-rsid="0059660b" fo:background-color="#eeeee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vi" fo:country="VN" fo:font-weight="normal" officeooo:rsid="0058d63c" officeooo:paragraph-rsid="0059660b" fo:background-color="#eeeeee" style:font-weight-asian="normal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fo:language="vi" fo:country="VN" fo:font-weight="normal" officeooo:rsid="004a8da7" officeooo:paragraph-rsid="004a8da7" style:font-weight-asian="normal" style:font-weight-complex="normal"/>
    </style:style>
    <style:style style:name="P45" style:family="paragraph">
      <loext:graphic-properties draw:fill="solid" draw:fill-color="#eeeeee"/>
      <style:text-properties style:font-name="Courier New" fo:font-size="12pt" fo:language="vi" fo:country="VN"/>
    </style:style>
    <style:style style:name="P46" style:family="paragraph">
      <loext:graphic-properties draw:fill="solid" draw:fill-color="#eeeeee"/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3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acffe" style:font-weight-asian="normal" style:font-weight-complex="normal"/>
    </style:style>
    <style:style style:name="T5" style:family="text">
      <style:text-properties fo:font-weight="normal" officeooo:rsid="003caf5c" style:font-weight-asian="normal" style:font-weight-complex="normal"/>
    </style:style>
    <style:style style:name="T6" style:family="text">
      <style:text-properties fo:font-weight="normal" fo:background-color="#dddddd" loext:char-shading-value="0" style:font-weight-asian="normal" style:font-weight-complex="normal"/>
    </style:style>
    <style:style style:name="T7" style:family="text">
      <style:text-properties officeooo:rsid="0019f73b"/>
    </style:style>
    <style:style style:name="T8" style:family="text">
      <style:text-properties officeooo:rsid="001b72e9"/>
    </style:style>
    <style:style style:name="T9" style:family="text">
      <style:text-properties officeooo:rsid="0020ea06"/>
    </style:style>
    <style:style style:name="T10" style:family="text">
      <style:text-properties officeooo:rsid="002dc772"/>
    </style:style>
    <style:style style:name="T11" style:family="text">
      <style:text-properties officeooo:rsid="002e7d5b"/>
    </style:style>
    <style:style style:name="T12" style:family="text">
      <style:text-properties officeooo:rsid="00354c70"/>
    </style:style>
    <style:style style:name="T13" style:family="text">
      <style:text-properties officeooo:rsid="00456e6d"/>
    </style:style>
    <style:style style:name="T14" style:family="text">
      <style:text-properties officeooo:rsid="004b05a1"/>
    </style:style>
    <style:style style:name="T15" style:family="text">
      <style:text-properties officeooo:rsid="005207d3"/>
    </style:style>
    <style:style style:name="T16" style:family="text">
      <style:text-properties officeooo:rsid="0064bed6"/>
    </style:style>
    <style:style style:name="T17" style:family="text">
      <style:text-properties style:font-name="Courier New" fo:font-size="12pt" fo:language="vi" fo:country="VN"/>
    </style:style>
    <style:style style:name="T18" style:family="text">
      <style:text-properties style:font-name="Courier New" fo:font-size="10pt" style:font-size-asian="10pt" style:font-size-complex="10pt"/>
    </style:style>
    <style:style style:name="gr1" style:family="graphic">
      <style:graphic-properties draw:stroke="none" svg:stroke-color="#000000" draw:fill="solid" draw:fill-color="#eeeeee" fo:min-height="1.375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7.40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3.645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2.365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6.148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0.729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0.78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5.518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3.468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0.913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ring Security <text:span text:style-name="T9">(Spring Boot)</text:span></text:p>
      <text:p text:style-name="P22">Login with Username &amp; password</text:p>
      <text:p text:style-name="P1">Configuration</text:p>
      <text:p text:style-name="P7"><text:span text:style-name="T1">Step 1</text:span>: <text:span text:style-name="T8">Add security dependency</text:span></text:p>
      <text:p text:style-name="P7"><draw:frame text:anchor-type="paragraph" draw:z-index="0" draw:name="Shape1" draw:style-name="gr1" draw:text-style-name="P45" svg:width="6.698in" svg:height="1.3752in" svg:x="0.1862in" svg:y="0.1484in"><draw:text-box><text:p><text:span text:style-name="T17"/></text:p><text:p><text:span text:style-name="T17">&lt;dependency&gt;</text:span></text:p><text:p><text:span text:style-name="T17"><text:s text:c="12"/></text:span><text:span text:style-name="T17">&lt;groupId&gt;org.springframework.boot&lt;/groupId&gt;</text:span></text:p><text:p><text:span text:style-name="T17"><text:s text:c="12"/></text:span><text:span text:style-name="T17">&lt;artifactId&gt;spring-boot-starter-security&lt;/artifactId&gt;</text:span></text:p><text:p><text:span text:style-name="T17">&lt;/dependency&gt;</text:span></text:p></draw:text-box></draw:frame></text:p>
      <text:p text:style-name="P11"><draw:frame text:anchor-type="paragraph" draw:z-index="1" draw:name="Shape1" draw:style-name="gr1" draw:text-style-name="P45" svg:width="6.698in" svg:height="1.3752in" svg:x="0.1693in" svg:y="0.1425in"><draw:text-box><text:p><text:span text:style-name="T17">&lt;dependency&gt;</text:span></text:p><text:p><text:span text:style-name="T17"><text:s text:c="4"/></text:span><text:span text:style-name="T17">&lt;groupId&gt;org.springframework.security&lt;/groupId&gt;</text:span></text:p><text:p><text:span text:style-name="T17"><text:s text:c="4"/></text:span><text:span text:style-name="T17">&lt;artifactId&gt;spring-security-test&lt;/artifactId&gt;</text:span></text:p><text:p><text:span text:style-name="T17"><text:s text:c="4"/></text:span><text:span text:style-name="T17">&lt;scope&gt;test&lt;/scope&gt;</text:span></text:p><text:p><text:span text:style-name="T17">&lt;/dependency&gt;</text:span></text:p></draw:text-box></draw:frame></text:p>
      <text:p text:style-name="P11"/>
      <text:p text:style-name="P9"><text:span text:style-name="T1">Step 2</text:span>: <text:span text:style-name="T7">Create class extends WebSecurityConfigurerAdapter</text:span></text:p>
      <text:p text:style-name="P8"/>
      <text:p text:style-name="P12"/>
      <text:p text:style-name="P13"/>
      <text:p text:style-name="P16"><draw:frame text:anchor-type="paragraph" draw:z-index="2" draw:name="Shape3" draw:style-name="gr2" draw:text-style-name="P46" svg:width="6.2606in" svg:height="7.4098in" svg:x="0.1756in" svg:y="0.1264in"><draw:text-box><text:p><text:span text:style-name="T18">import org.springframework.security.core.userdetails.UserDetailsService;</text:span></text:p><text:p><text:span text:style-name="T18"/></text:p><text:p><text:span text:style-name="T18">@Configuration</text:span></text:p><text:p><text:span text:style-name="T18">@EnableWebSecurity</text:span></text:p><text:p><text:span text:style-name="T18">public class WebSecurityConfig extends WebSecurityConfigurerAdapter {</text:span></text:p><text:p><text:span text:style-name="T18"/></text:p><text:p><text:span text:style-name="T18"><text:s text:c="4"/></text:span><text:span text:style-name="T18">@Autowired</text:span></text:p><text:p><text:span text:style-name="T18"><text:s text:c="4"/></text:span><text:span text:style-name="T18">private UserDetailsService userDetailsService;</text:span></text:p><text:p><text:span text:style-name="T18"/></text:p><text:p><text:span text:style-name="T18"><text:s text:c="4"/></text:span><text:span text:style-name="T18">@Autowired</text:span></text:p><text:p><text:span text:style-name="T18"><text:s text:c="4"/></text:span><text:span text:style-name="T18">public void configureGlobal(AuthenticationManagerBuilder auth) throws Exception {</text:span></text:p><text:p><text:span text:style-name="T18"><text:s text:c="8"/></text:span><text:span text:style-name="T18">auth.userDetailsService(userDetailsService).passwordEncoder(passwordEncoder());</text:span></text:p><text:p><text:span text:style-name="T18"><text:s text:c="4"/></text:span><text:span text:style-name="T18">}</text:span></text:p><text:p><text:span text:style-name="T18"/></text:p><text:p><text:span text:style-name="T18"><text:s text:c="4"/></text:span><text:span text:style-name="T18">@Bean</text:span></text:p><text:p><text:span text:style-name="T18"><text:s text:c="4"/></text:span><text:span text:style-name="T18">public PasswordEncoder passwordEncoder() {</text:span></text:p><text:p><text:span text:style-name="T18"><text:s text:c="8"/></text:span><text:span text:style-name="T18">return new BCryptPasswordEncoder();</text:span></text:p><text:p><text:span text:style-name="T18"><text:s text:c="4"/></text:span><text:span text:style-name="T18">}</text:span></text:p><text:p><text:span text:style-name="T18"/></text:p><text:p><text:span text:style-name="T18"><text:s text:c="4"/></text:span><text:span text:style-name="T18">@Override</text:span></text:p><text:p><text:span text:style-name="T18"><text:s text:c="4"/></text:span><text:span text:style-name="T18">protected void configure(HttpSecurity http) throws Exception {</text:span></text:p><text:p><text:span text:style-name="T18"><text:s text:c="8"/></text:span><text:span text:style-name="T18">http</text:span></text:p><text:p><text:span text:style-name="T18"><text:s text:c="8"/></text:span><text:span text:style-name="T18">.authorizeRequests()</text:span></text:p><text:p><text:span text:style-name="T18"><text:s text:c="12"/></text:span><text:span text:style-name="T18">.antMatchers("/register").permitAll()</text:span></text:p><text:p><text:span text:style-name="T18"><text:s text:c="12"/></text:span><text:span text:style-name="T18">.antMatchers("/").hasRole("MEMBER")</text:span></text:p><text:p><text:span text:style-name="T18"><text:s text:c="12"/></text:span><text:span text:style-name="T18">.antMatchers("/admin").hasRole("ADMIN")</text:span></text:p><text:p><text:span text:style-name="T18"><text:s text:c="12"/></text:span><text:span text:style-name="T18">.antMatchers("/student").hasRole("MEMBER")</text:span></text:p><text:p><text:span text:style-name="T18"><text:s text:c="12"/></text:span><text:span text:style-name="T18">.antMatchers("/student/**").hasRole("ADMIN")</text:span></text:p><text:p><text:span text:style-name="T18"><text:s text:c="12"/></text:span><text:span text:style-name="T18">.antMatchers("/course/**").hasRole("ADMIN")</text:span></text:p><text:p><text:span text:style-name="T18"><text:s text:c="12"/></text:span><text:span text:style-name="T18">.and()</text:span></text:p><text:p><text:span text:style-name="T18"><text:s text:c="8"/></text:span><text:span text:style-name="T18">.formLogin()</text:span></text:p><text:p><text:span text:style-name="T18"><text:s text:c="12"/></text:span><text:span text:style-name="T18">.loginPage("/login")</text:span></text:p><text:p><text:span text:style-name="T18"><text:s text:c="12"/></text:span><text:span text:style-name="T18">.usernameParameter("email")</text:span></text:p><text:p><text:span text:style-name="T18"><text:s text:c="12"/></text:span><text:span text:style-name="T18">.passwordParameter("password")</text:span></text:p><text:p><text:span text:style-name="T18"><text:s text:c="12"/></text:span><text:span text:style-name="T18">.defaultSuccessUrl("/")</text:span></text:p><text:p><text:span text:style-name="T18"><text:s text:c="12"/></text:span><text:span text:style-name="T18">.failureUrl("/login?error")</text:span></text:p><text:p><text:span text:style-name="T18"><text:s text:c="12"/></text:span><text:span text:style-name="T18">.and()</text:span></text:p><text:p><text:span text:style-name="T18"><text:s text:c="8"/></text:span><text:span text:style-name="T18">.exceptionHandling()</text:span></text:p><text:p><text:span text:style-name="T18"><text:s text:c="12"/></text:span><text:span text:style-name="T18">.accessDeniedPage("/403");</text:span></text:p><text:p><text:span text:style-name="T18"><text:s text:c="4"/></text:span><text:span text:style-name="T18">}</text:span></text:p><text:p><text:span text:style-name="T18"/></text:p><text:p><text:span text:style-name="T18">}</text:span></text:p><text:p><text:span text:style-name="T18"/></text:p></draw:text-box></draw:frame></text:p>
      <text:p text:style-name="P14"><text:span text:style-name="T1">Step </text:span><text:span text:style-name="T2">3</text:span>: Create User and Role model <text:span text:style-name="T11">(full getter setter) </text:span>for store user and role in database using Hibernate (Spring starter JPA) <text:span text:style-name="T10">with Many to Many relationship.</text:span></text:p>
      <text:p text:style-name="P14"><draw:frame text:anchor-type="paragraph" draw:z-index="3" draw:name="Shape4" draw:style-name="gr3" draw:text-style-name="P46" svg:width="6.7087in" svg:height="3.6461in" svg:x="0.2839in" svg:y="0.1846in"><draw:text-box><text:p><text:span text:style-name="T18"/></text:p><text:p><text:span text:style-name="T18">@Entity</text:span></text:p><text:p><text:span text:style-name="T18">@Table(name = "USER")</text:span></text:p><text:p><text:span text:style-name="T18">public class User implements Serializable {</text:span></text:p><text:p><text:span text:style-name="T18"/></text:p><text:p><text:span text:style-name="T18"><text:s text:c="4"/></text:span><text:span text:style-name="T18">@Id</text:span></text:p><text:p><text:span text:style-name="T18"><text:s text:c="4"/></text:span><text:span text:style-name="T18">@GeneratedValue(strategy = GenerationType.IDENTITY)</text:span></text:p><text:p><text:span text:style-name="T18"><text:s text:c="4"/></text:span><text:span text:style-name="T18">private int id;</text:span></text:p><text:p><text:span text:style-name="T18"/></text:p><text:p><text:span text:style-name="T18"><text:s text:c="4"/></text:span><text:span text:style-name="T18">@NotBlank(message = "{email.notblank}")</text:span></text:p><text:p><text:span text:style-name="T18"><text:s text:c="4"/></text:span><text:span text:style-name="T18">@Column(nullable = false, unique = true)</text:span></text:p><text:p><text:span text:style-name="T18"><text:s text:c="4"/></text:span><text:span text:style-name="T18">private String email;</text:span></text:p><text:p><text:span text:style-name="T18"/></text:p><text:p><text:span text:style-name="T18"><text:s text:c="4"/></text:span><text:span text:style-name="T18">@NotBlank(message = "{password.notblank}")</text:span></text:p><text:p><text:span text:style-name="T18"><text:s text:c="4"/></text:span><text:span text:style-name="T18">@Column(nullable = false)</text:span></text:p><text:p><text:span text:style-name="T18"><text:s text:c="4"/></text:span><text:span text:style-name="T18">private String password;</text:span></text:p><text:p><text:span text:style-name="T18"/></text:p><text:p><text:span text:style-name="T18"><text:s text:c="4"/></text:span><text:span text:style-name="T18">@ManyToMany(fetch = FetchType.EAGER)</text:span></text:p><text:p><text:span text:style-name="T18"><text:s text:c="4"/></text:span><text:span text:style-name="T18">@JoinTable(name = "USER_ROLE", joinColumns = { @JoinColumn(name = "user_id") }, inverseJoinColumns = {</text:span></text:p><text:p><text:span text:style-name="T18"><text:s text:c="12"/></text:span><text:span text:style-name="T18">@JoinColumn(name = "role_id") })</text:span></text:p><text:p><text:span text:style-name="T18"><text:s text:c="4"/></text:span><text:span text:style-name="T18">private Set&lt;Role&gt; roles;</text:span></text:p></draw:text-box></draw:frame><text:soft-page-break/></text:p>
      <text:p text:style-name="P10"><draw:frame text:anchor-type="paragraph" draw:z-index="4" draw:name="Shape4" draw:style-name="gr4" draw:text-style-name="P46" svg:width="6.7087in" svg:height="2.3657in" svg:x="0.1965in" svg:y="0.2091in"><draw:text-box><text:p><text:span text:style-name="T18"/></text:p><text:p><text:span text:style-name="T18">@Entity</text:span></text:p><text:p><text:span text:style-name="T18">@Table(name = "ROLE")</text:span></text:p><text:p><text:span text:style-name="T18">public class Role implements Serializable {</text:span></text:p><text:p><text:span text:style-name="T18"/></text:p><text:p><text:span text:style-name="T18"><text:s text:c="4"/></text:span><text:span text:style-name="T18">@Id</text:span></text:p><text:p><text:span text:style-name="T18"><text:s text:c="4"/></text:span><text:span text:style-name="T18">@GeneratedValue(strategy = GenerationType.IDENTITY)</text:span></text:p><text:p><text:span text:style-name="T18"><text:s text:c="4"/></text:span><text:span text:style-name="T18">private int id;</text:span></text:p><text:p><text:span text:style-name="T18"/></text:p><text:p><text:span text:style-name="T18"><text:s text:c="4"/></text:span><text:span text:style-name="T18">@Column(nullable = false)</text:span></text:p><text:p><text:span text:style-name="T18"><text:s text:c="4"/></text:span><text:span text:style-name="T18">private String name;</text:span></text:p><text:p><text:span text:style-name="T18"/></text:p><text:p><text:span text:style-name="T18"><text:s text:c="4"/></text:span><text:span text:style-name="T18">@ManyToMany(mappedBy = "roles", fetch = FetchType.EAGER)</text:span></text:p><text:p><text:span text:style-name="T18"><text:s text:c="4"/></text:span><text:span text:style-name="T18">private Set&lt;User&gt; users;</text:span></text:p></draw:text-box></draw:frame></text:p>
      <text:p text:style-name="P3">Step 4: Create repository</text:p>
      <text:p text:style-name="P3"><draw:frame text:anchor-type="paragraph" draw:z-index="6" draw:name="Shape4" draw:style-name="gr6" draw:text-style-name="P46" svg:width="6.7087in" svg:height="0.7295in" svg:x="0.1339in" svg:y="0.1063in"><draw:text-box><text:p><text:span text:style-name="T18">public interface RoleRepository extends CrudRepository&lt;Role, Integer&gt; {</text:span></text:p><text:p><text:span text:style-name="T18"/></text:p><text:p><text:span text:style-name="T18"><text:s text:c="4"/></text:span><text:span text:style-name="T18">Role findByName(String name);</text:span></text:p><text:p><text:span text:style-name="T18">}</text:span></text:p></draw:text-box></draw:frame><draw:frame text:anchor-type="paragraph" draw:z-index="7" draw:name="Shape4" draw:style-name="gr7" draw:text-style-name="P46" svg:width="6.7087in" svg:height="0.7894in" svg:x="0.1756in" svg:y="1.0437in"><draw:text-box><text:p><text:span text:style-name="T18">public interface UserRepository extends CrudRepository&lt;User, Integer&gt; {</text:span></text:p><text:p><text:span text:style-name="T18"/></text:p><text:p><text:span text:style-name="T18"><text:s text:c="4"/></text:span><text:span text:style-name="T18">User findByEmail(String email);</text:span></text:p><text:p><text:span text:style-name="T18">}</text:span></text:p><text:p><text:span text:style-name="T18"/></text:p></draw:text-box></draw:frame></text:p>
      <text:p text:style-name="P18"><draw:frame text:anchor-type="paragraph" draw:z-index="5" draw:name="Shape4" draw:style-name="gr5" draw:text-style-name="P46" svg:width="6.7087in" svg:height="6.1488in" svg:x="0.0925in" svg:y="0.4429in"><draw:text-box><text:p><text:span text:style-name="T18">@Service</text:span></text:p><text:p><text:span text:style-name="T18">public class UserServiceImpl implements UserDetailsService {</text:span></text:p><text:p><text:span text:style-name="T18"/></text:p><text:p><text:span text:style-name="T18"><text:s text:c="4"/></text:span><text:span text:style-name="T18">@Autowired</text:span></text:p><text:p><text:span text:style-name="T18"><text:s text:c="4"/></text:span><text:span text:style-name="T18">private UserRepository userRepository;</text:span></text:p><text:p><text:span text:style-name="T18"/></text:p><text:p><text:span text:style-name="T18"><text:s text:c="4"/></text:span><text:span text:style-name="T18">@Autowired</text:span></text:p><text:p><text:span text:style-name="T18"><text:s text:c="4"/></text:span><text:span text:style-name="T18">private RoleRepository roleRepository;</text:span></text:p><text:p><text:span text:style-name="T18"/></text:p><text:p><text:span text:style-name="T18"><text:s text:c="4"/></text:span><text:span text:style-name="T18">private PasswordEncoder passwordEncoder;</text:span></text:p><text:p><text:span text:style-name="T18"/></text:p><text:p><text:span text:style-name="T18"><text:s text:c="4"/></text:span><text:span text:style-name="T18">@Autowired</text:span></text:p><text:p><text:span text:style-name="T18"><text:s text:c="4"/></text:span><text:span text:style-name="T18">public UserServiceImpl(@Lazy PasswordEncoder passwordEncoder) {</text:span></text:p><text:p><text:span text:style-name="T18"><text:s text:c="8"/></text:span><text:span text:style-name="T18">this.passwordEncoder = passwordEncoder;</text:span></text:p><text:p><text:span text:style-name="T18"><text:s text:c="4"/></text:span><text:span text:style-name="T18">}</text:span></text:p><text:p><text:span text:style-name="T18"/></text:p><text:p><text:span text:style-name="T18"><text:s text:c="4"/></text:span><text:span text:style-name="T18">@Override</text:span></text:p><text:p><text:span text:style-name="T18"><text:s text:c="4"/></text:span><text:span text:style-name="T18">public UserDetails loadUserByUsername(String username) throws UsernameNotFoundException {</text:span></text:p><text:p><text:span text:style-name="T18"><text:s text:c="8"/></text:span><text:span text:style-name="T18">User user = userRepository.findByEmail(username);</text:span></text:p><text:p><text:span text:style-name="T18"><text:s text:c="8"/></text:span><text:span text:style-name="T18">if (user == null) {</text:span></text:p><text:p><text:span text:style-name="T18"><text:s text:c="12"/></text:span><text:span text:style-name="T18">throw new UsernameNotFoundException("User not found");</text:span></text:p><text:p><text:span text:style-name="T18"><text:s text:c="8"/></text:span><text:span text:style-name="T18">}</text:span></text:p><text:p><text:span text:style-name="T18"/></text:p><text:p><text:span text:style-name="T18"><text:s text:c="8"/></text:span><text:span text:style-name="T18">Set&lt;GrantedAuthority&gt; grantedAuthorities = new HashSet&lt;GrantedAuthority&gt;();</text:span></text:p><text:p><text:span text:style-name="T18"/></text:p><text:p><text:span text:style-name="T18"><text:s text:c="8"/></text:span><text:span text:style-name="T18">Set&lt;Role&gt; roles = user.getRoles();</text:span></text:p><text:p><text:span text:style-name="T18"/></text:p><text:p><text:span text:style-name="T18"><text:s text:c="8"/></text:span><text:span text:style-name="T18">for (Role role : roles) {</text:span></text:p><text:p><text:span text:style-name="T18"><text:s text:c="12"/></text:span><text:span text:style-name="T18">grantedAuthorities.add(new SimpleGrantedAuthority(role.getName()));</text:span></text:p><text:p><text:span text:style-name="T18"><text:s text:c="8"/></text:span><text:span text:style-name="T18">}</text:span></text:p><text:p><text:span text:style-name="T18"/></text:p><text:p><text:span text:style-name="T18"><text:s text:c="8"/></text:span><text:span text:style-name="T18">return new org.springframework.security.core.userdetails.User(user.getEmail(), user.getPassword(),</text:span></text:p><text:p><text:span text:style-name="T18"><text:s text:c="16"/></text:span><text:span text:style-name="T18">grantedAuthorities);</text:span></text:p><text:p><text:span text:style-name="T18"><text:s text:c="4"/></text:span><text:span text:style-name="T18">}</text:span></text:p><text:p><text:span text:style-name="T18">}</text:span></text:p></draw:text-box></draw:frame>Step <text:span text:style-name="T12">5</text:span>: Implement UserDetailService</text:p>
      <text:p text:style-name="P2"/>
      <text:p text:style-name="P2"/>
      <text:p text:style-name="P4"/>
      <text:p text:style-name="P19">Step 6: Create Controller:</text:p>
      <text:p text:style-name="P4"><draw:frame text:anchor-type="paragraph" draw:z-index="8" draw:name="Shape4" draw:style-name="gr8" draw:text-style-name="P46" svg:width="6.7087in" svg:height="5.5185in" svg:x="0.0402in" svg:y="0.1327in"><draw:text-box><text:p><text:span text:style-name="T18">@Controller</text:span></text:p><text:p><text:span text:style-name="T18">public class MainController {</text:span></text:p><text:p><text:span text:style-name="T18"/></text:p><text:p><text:span text:style-name="T18"><text:s text:c="4"/></text:span><text:span text:style-name="T18">@GetMapping(value = { "/" })</text:span></text:p><text:p><text:span text:style-name="T18"><text:s text:c="4"/></text:span><text:span text:style-name="T18">public String index() {</text:span></text:p><text:p><text:span text:style-name="T18"><text:s text:c="8"/></text:span><text:span text:style-name="T18">return "homePage";</text:span></text:p><text:p><text:span text:style-name="T18"><text:s text:c="4"/></text:span><text:span text:style-name="T18">}</text:span></text:p><text:p><text:span text:style-name="T18"/></text:p><text:p><text:span text:style-name="T18"><text:s text:c="4"/></text:span><text:span text:style-name="T18">@GetMapping(value = { "/admin" })</text:span></text:p><text:p><text:span text:style-name="T18"><text:s text:c="4"/></text:span><text:span text:style-name="T18">public String admin() {</text:span></text:p><text:p><text:span text:style-name="T18"><text:s text:c="8"/></text:span><text:span text:style-name="T18">return "adminPage";</text:span></text:p><text:p><text:span text:style-name="T18"><text:s text:c="4"/></text:span><text:span text:style-name="T18">}</text:span></text:p><text:p><text:span text:style-name="T18"/></text:p><text:p><text:span text:style-name="T18"><text:s text:c="4"/></text:span><text:span text:style-name="T18">@GetMapping(value = "/403")</text:span></text:p><text:p><text:span text:style-name="T18"><text:s text:c="4"/></text:span><text:span text:style-name="T18">public String accessDenied() {</text:span></text:p><text:p><text:span text:style-name="T18"><text:s text:c="8"/></text:span><text:span text:style-name="T18">return "403";</text:span></text:p><text:p><text:span text:style-name="T18"><text:s text:c="4"/></text:span><text:span text:style-name="T18">}</text:span></text:p><text:p><text:span text:style-name="T18"/></text:p><text:p><text:span text:style-name="T18"><text:s text:c="4"/></text:span><text:span text:style-name="T18">@GetMapping("/login")</text:span></text:p><text:p><text:span text:style-name="T18"><text:s text:c="4"/></text:span><text:span text:style-name="T18">public String getLogin(Model model) {</text:span></text:p><text:p><text:span text:style-name="T18"/></text:p><text:p><text:span text:style-name="T18"><text:s text:c="8"/></text:span><text:span text:style-name="T18">return "login";</text:span></text:p><text:p><text:span text:style-name="T18"><text:s text:c="4"/></text:span><text:span text:style-name="T18">}</text:span></text:p><text:p><text:span text:style-name="T18"/></text:p><text:p><text:span text:style-name="T18"><text:s text:c="4"/></text:span><text:span text:style-name="T18">@GetMapping("/logout")</text:span></text:p><text:p><text:span text:style-name="T18"><text:s text:c="4"/></text:span><text:span text:style-name="T18">public String logout(HttpServletRequest httpServletRequest, HttpServletResponse httpServletResponse) {</text:span></text:p><text:p><text:span text:style-name="T18"><text:s text:c="8"/></text:span><text:span text:style-name="T18">Authentication auth = SecurityContextHolder.getContext().getAuthentication();</text:span></text:p><text:p><text:span text:style-name="T18"><text:s text:c="8"/></text:span><text:span text:style-name="T18">if (auth != null) {</text:span></text:p><text:p><text:span text:style-name="T18"><text:s text:c="12"/></text:span><text:span text:style-name="T18">new SecurityContextLogoutHandler().logout(httpServletRequest, httpServletResponse, auth);</text:span></text:p><text:p><text:span text:style-name="T18"><text:s text:c="8"/></text:span><text:span text:style-name="T18">}</text:span></text:p><text:p><text:span text:style-name="T18"><text:s text:c="8"/></text:span><text:span text:style-name="T18">return "redirect:/login?logout";</text:span></text:p><text:p><text:span text:style-name="T18"><text:s text:c="4"/></text:span><text:span text:style-name="T18">}</text:span></text:p></draw:text-box></draw:frame></text:p>
      <text:p text:style-name="P5"/>
      <text:p text:style-name="P20">Step 7: create HTML view (in this example use Thymeleaf template engine).<text:span text:style-name="T3"> Login view require a form with post method to </text:span><text:span text:style-name="T6">/login</text:span><text:span text:style-name="T3"> url </text:span><text:span text:style-name="T4">with 2 param that same name with</text:span><text:span text:style-name="T5"> 2 params were configured in Step 2.</text:span></text:p>
      <text:p text:style-name="P6"/>
      <text:p text:style-name="P5"><draw:frame text:anchor-type="paragraph" draw:z-index="9" draw:name="Shape4" draw:style-name="gr9" draw:text-style-name="P46" svg:width="6.7087in" svg:height="3.4689in" svg:x="0.0402in" svg:y="0.1327in"><draw:text-box><text:p><text:span text:style-name="T18">&lt;!DOCTYPE html&gt;</text:span></text:p><text:p><text:span text:style-name="T18">&lt;html xmlns:th="http://www.thymeleaf.org"&gt;</text:span></text:p><text:p><text:span text:style-name="T18">&lt;head&gt;</text:span></text:p><text:p><text:span text:style-name="T18">&lt;meta charset="UTF-8" /&gt;</text:span></text:p><text:p><text:span text:style-name="T18">&lt;title&gt;Login Page&lt;/title&gt;</text:span></text:p><text:p><text:span text:style-name="T18">&lt;link href="../static/css/style.css" th:href="@{/css/style.css}" rel="stylesheet" /&gt;</text:span></text:p><text:p><text:span text:style-name="T18">&lt;/head&gt;</text:span></text:p><text:p><text:span text:style-name="T18">&lt;body&gt;</text:span></text:p><text:p><text:span text:style-name="T18"><text:s text:c="4"/></text:span><text:span text:style-name="T18">&lt;div class="main-content"&gt;</text:span></text:p><text:p><text:span text:style-name="T18"><text:s text:c="8"/></text:span><text:span text:style-name="T18">&lt;p th:if="${param.error}" class="error"&gt;Invalid email or password&lt;/p&gt;</text:span></text:p><text:p><text:span text:style-name="T18"><text:s text:c="8"/></text:span><text:span text:style-name="T18">&lt;p th:if="${param.logout}" class="success"&gt;You have been logged out&lt;/p&gt;</text:span></text:p><text:p><text:span text:style-name="T18"><text:s text:c="8"/></text:span><text:span text:style-name="T18">&lt;h3&gt;Login to continue&lt;/h3&gt;</text:span></text:p><text:p><text:span text:style-name="T18"><text:s text:c="8"/></text:span><text:span text:style-name="T18">&lt;form th:action="@{/login}" method="POST"&gt;</text:span></text:p><text:p><text:span text:style-name="T18"><text:s text:c="12"/></text:span><text:span text:style-name="T18">&lt;input type="text" name="email" placeholder="Your email" /&gt;&lt;br /&gt;</text:span></text:p><text:p><text:span text:style-name="T18"><text:s text:c="12"/></text:span><text:span text:style-name="T18">&lt;input type="password" name="password" placeholder="Your password" /&gt;&lt;br /&gt;</text:span></text:p><text:p><text:span text:style-name="T18"><text:s text:c="12"/></text:span><text:span text:style-name="T18">&lt;button type="submit"&gt;Login&lt;/button&gt; &lt;br /&gt;</text:span></text:p><text:p><text:span text:style-name="T18"><text:s text:c="8"/></text:span><text:span text:style-name="T18">&lt;/form&gt;</text:span></text:p><text:p><text:span text:style-name="T18"><text:s text:c="4"/></text:span><text:span text:style-name="T18">&lt;/div&gt;</text:span></text:p><text:p><text:span text:style-name="T18">&lt;/body&gt;</text:span></text:p><text:p><text:span text:style-name="T18">&lt;/html&gt;</text:span></text:p></draw:text-box></draw:frame></text:p>
      <text:p text:style-name="P24">Login with Oauth2 <text:span text:style-name="T13">(Spring Social Security)</text:span></text:p>
      <text:p text:style-name="P24"/>
      <text:p text:style-name="P27">Dependenc<text:span text:style-name="T15">ies needed:</text:span></text:p>
      <text:p text:style-name="P39">spring-social-core</text:p>
      <text:p text:style-name="P40">spring-social-config</text:p>
      <text:p text:style-name="P41">spring-security-oauth2</text:p>
      <text:p text:style-name="P42">spring-social-security</text:p>
      <text:p text:style-name="P43">spring-social-web</text:p>
      <text:p text:style-name="P33"/>
      <text:p text:style-name="P29">https://mvnrepository.com/artifact/org.springframework.social/spring-social-core</text:p>
      <text:p text:style-name="P30"><draw:frame text:anchor-type="paragraph" draw:z-index="10" draw:name="Shape4" draw:style-name="gr10" draw:text-style-name="P46" svg:width="6.7087in" svg:height="0.9134in" svg:x="0.0402in" svg:y="0.1327in"><draw:text-box><text:p><text:span text:style-name="T18">&lt;dependency&gt;</text:span></text:p><text:p><text:span text:style-name="T18"><text:s text:c="4"/></text:span><text:span text:style-name="T18">&lt;groupId&gt;org.springframework.social&lt;/groupId&gt;</text:span></text:p><text:p><text:span text:style-name="T18"><text:s text:c="4"/></text:span><text:span text:style-name="T18">&lt;artifactId&gt;spring-social-core&lt;/artifactId&gt;</text:span></text:p><text:p><text:span text:style-name="T18"><text:s text:c="4"/></text:span><text:span text:style-name="T18">&lt;version&gt;1.1.6.RELEASE&lt;/version&gt;</text:span></text:p><text:p><text:span text:style-name="T18">&lt;/dependency&gt;</text:span></text:p></draw:text-box></draw:frame>https://mvnrepository.com/artifact/org.springframework.social/spring-social-config</text:p>
      <text:p text:style-name="P31"><draw:frame text:anchor-type="paragraph" draw:z-index="11" draw:name="Shape4" draw:style-name="gr10" draw:text-style-name="P46" svg:width="6.7087in" svg:height="0.9134in" svg:x="0.0402in" svg:y="0.1327in"><draw:text-box><text:p><text:span text:style-name="T18">&lt;dependency&gt;</text:span></text:p><text:p><text:span text:style-name="T18"><text:s text:c="4"/></text:span><text:span text:style-name="T18">&lt;groupId&gt;org.springframework.social&lt;/groupId&gt;</text:span></text:p><text:p><text:span text:style-name="T18"><text:s text:c="4"/></text:span><text:span text:style-name="T18">&lt;artifactId&gt;spring-social-config&lt;/artifactId&gt;</text:span></text:p><text:p><text:span text:style-name="T18"><text:s text:c="4"/></text:span><text:span text:style-name="T18">&lt;version&gt;1.1.6.RELEASE&lt;/version&gt;</text:span></text:p><text:p><text:span text:style-name="T18">&lt;/dependency&gt;</text:span></text:p></draw:text-box></draw:frame>https://mvnrepository.com/artifact/org.springframework.security.oauth/spring-security-oauth2</text:p>
      <text:p text:style-name="P28"><draw:frame text:anchor-type="paragraph" draw:z-index="12" draw:name="Shape4" draw:style-name="gr10" draw:text-style-name="P46" svg:width="6.7087in" svg:height="0.9469in" svg:x="0.0402in" svg:y="0.1327in"><draw:text-box><text:p><text:span text:style-name="T18">&lt;dependency&gt;</text:span></text:p><text:p><text:span text:style-name="T18"><text:s text:c="4"/></text:span><text:span text:style-name="T18">&lt;groupId&gt;org.springframework.security.oauth&lt;/groupId&gt;</text:span></text:p><text:p><text:span text:style-name="T18"><text:s text:c="4"/></text:span><text:span text:style-name="T18">&lt;artifactId&gt;spring-security-oauth2&lt;/artifactId&gt;</text:span></text:p><text:p><text:span text:style-name="T18"><text:s text:c="4"/></text:span><text:span text:style-name="T18">&lt;version&gt;2.3.5.RELEASE&lt;/version&gt;</text:span></text:p><text:p><text:span text:style-name="T18">&lt;/dependency&gt;</text:span></text:p><text:p><text:span text:style-name="T18"/></text:p></draw:text-box></draw:frame><text:soft-page-break/></text:p>
      <text:p text:style-name="P28"/>
      <text:p text:style-name="P32">https://mvnrepository.com/artifact/org.springframework.social/spring-social-security</text:p>
      <text:p text:style-name="P36"><draw:frame text:anchor-type="paragraph" draw:z-index="13" draw:name="Shape4" draw:style-name="gr10" draw:text-style-name="P46" svg:width="6.7087in" svg:height="0.9134in" svg:x="0.0402in" svg:y="0.1327in"><draw:text-box><text:p><text:span text:style-name="T18">&lt;dependency&gt;</text:span></text:p><text:p><text:span text:style-name="T18"><text:s text:c="4"/></text:span><text:span text:style-name="T18">&lt;groupId&gt;org.springframework.social&lt;/groupId&gt;</text:span></text:p><text:p><text:span text:style-name="T18"><text:s text:c="4"/></text:span><text:span text:style-name="T18">&lt;artifactId&gt;spring-social-security&lt;/artifactId&gt;</text:span></text:p><text:p><text:span text:style-name="T18"><text:s text:c="4"/></text:span><text:span text:style-name="T18">&lt;version&gt;1.1.6.RELEASE&lt;/version&gt;</text:span></text:p><text:p><text:span text:style-name="T18">&lt;/dependency&gt;</text:span></text:p></draw:text-box></draw:frame>https://mvnrepository.com/artifact/org.springframework.social/spring-social-web</text:p>
      <text:p text:style-name="P28"><draw:frame text:anchor-type="paragraph" draw:z-index="15" draw:name="Shape4" draw:style-name="gr10" draw:text-style-name="P46" svg:width="6.7087in" svg:height="0.9134in" svg:x="0.0402in" svg:y="0.1327in"><draw:text-box><text:p><text:span text:style-name="T18">&lt;dependency&gt;</text:span></text:p><text:p><text:span text:style-name="T18"><text:s text:c="4"/></text:span><text:span text:style-name="T18">&lt;groupId&gt;org.springframework.social&lt;/groupId&gt;</text:span></text:p><text:p><text:span text:style-name="T18"><text:s text:c="4"/></text:span><text:span text:style-name="T18">&lt;artifactId&gt;spring-social-web&lt;/artifactId&gt;</text:span></text:p><text:p><text:span text:style-name="T18"><text:s text:c="4"/></text:span><text:span text:style-name="T18">&lt;version&gt;1.1.5.RELEASE&lt;/version&gt;</text:span></text:p><text:p><text:span text:style-name="T18">&lt;/dependency&gt;</text:span></text:p></draw:text-box></draw:frame></text:p>
      <text:p text:style-name="P34">Dependencies for Oauth2</text:p>
      <text:p text:style-name="P25">Google Auth</text:p>
      <text:p text:style-name="P35"><text:a xlink:type="simple" xlink:href="https://mvnrepository.com/artifact/org.springframework.social/spring-social-google" text:style-name="Internet_20_link" text:visited-style-name="Visited_20_Internet_20_Link">https://mvnrepository.com/artifact/org.springframework.social/spring-social-google</text:a> </text:p>
      <text:p text:style-name="P34"><draw:frame text:anchor-type="paragraph" draw:z-index="14" draw:name="Shape4" draw:style-name="gr10" draw:text-style-name="P46" svg:width="6.7087in" svg:height="0.9134in" svg:x="0.0402in" svg:y="0.1327in"><draw:text-box><text:p><text:span text:style-name="T18">&lt;dependency&gt;</text:span></text:p><text:p><text:span text:style-name="T18"><text:s text:c="4"/></text:span><text:span text:style-name="T18">&lt;groupId&gt;org.springframework.social&lt;/groupId&gt;</text:span></text:p><text:p><text:span text:style-name="T18"><text:s text:c="4"/></text:span><text:span text:style-name="T18">&lt;artifactId&gt;spring-social-google&lt;/artifactId&gt;</text:span></text:p><text:p><text:span text:style-name="T18"><text:s text:c="4"/></text:span><text:span text:style-name="T18">&lt;version&gt;1.0.0.RELEASE&lt;/version&gt;</text:span></text:p><text:p><text:span text:style-name="T18">&lt;/dependency&gt;</text:span></text:p></draw:text-box></draw:frame></text:p>
      <text:p text:style-name="P26">Facebook Auth</text:p>
      <text:p text:style-name="P26"><text:span text:style-name="T3"/></text:p>
      <text:p text:style-name="P38">Update to spring-social-facebook 3.0.0.M3 <text:span text:style-name="T16">version</text:span></text:p>
      <text:p text:style-name="P44">Social <text:span text:style-name="T14">Security </text:span>Configuration </text:p>
      <text:p text:style-name="P28"/>
      <text:p text:style-name="P28"/>
      <text:p text:style-name="P28"/>
      <text:p text:style-name="P28"/>
      <text:p text:style-name="P17">Refs:</text:p>
      <text:p text:style-name="P15"/>
      <text:p text:style-name="P15"><text:a xlink:type="simple" xlink:href="https://kipalog.com/posts/Huong-dan-lap-trinh-Spring-Security" text:style-name="Internet_20_link" text:visited-style-name="Visited_20_Internet_20_Link">https://kipalog.com/posts/Huong-dan-lap-trinh-Spring-Security</text:a> </text:p>
      <text:p text:style-name="P15"><text:a xlink:type="simple" xlink:href="https://o7planning.org/vi/11823/dang-nhap-bang-mang-xa-hoi-voi-oauth2-trong-spring-boot#a17245770" text:style-name="Internet_20_link" text:visited-style-name="Visited_20_Internet_20_Link">https://o7planning.org/vi/11823/dang-nhap-bang-mang-xa-hoi-voi-oauth2-trong-spring-boot#a17245770</text:a> </text:p>
      <text:p text:style-name="P15"><text:a xlink:type="simple" xlink:href="https://o7planning.org/vi/11123/tao-google-api-console-project-va-oauth2-client-id" text:style-name="Internet_20_link" text:visited-style-name="Visited_20_Internet_20_Link">https://o7planning.org/vi/11123/tao-google-api-console-project-va-oauth2-client-id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M40S</meta:editing-duration>
    <meta:editing-cycles>81</meta:editing-cycles>
    <meta:generator>LibreOffice/5.2.0.4$Windows_X86_64 LibreOffice_project/066b007f5ebcc236395c7d282ba488bca6720265</meta:generator>
    <dc:date>2019-06-27T18:13:25.261000000</dc:date>
    <meta:document-statistic meta:table-count="0" meta:image-count="0" meta:object-count="0" meta:page-count="9" meta:paragraph-count="32" meta:word-count="135" meta:character-count="1640" meta:non-whitespace-character-count="1532"/>
    <meta:user-defined meta:name="Info 1"/>
    <meta:user-defined meta:name="Info 2"/>
    <meta:user-defined meta:name="Info 3"/>
    <meta:user-defined meta:name="Info 4"/>
  </office:meta>
</office:document-meta>
</file>